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FNS Display" svg:font-family="'SFNS Display'"/>
    <style:font-face style:name="Droid Sans Devanagari1" svg:font-family="'Droid Sans Devanagari'" style:font-family-generic="swiss"/>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paragraph-rsid="0008058d"/>
    </style:style>
    <style:style style:name="P2" style:family="paragraph" style:parent-style-name="Standard">
      <style:text-properties fo:language="de" fo:country="CH" officeooo:paragraph-rsid="0008058d"/>
    </style:style>
    <style:style style:name="P3" style:family="paragraph" style:parent-style-name="Standard">
      <style:text-properties officeooo:paragraph-rsid="0008058d"/>
    </style:style>
    <style:style style:name="P4" style:family="paragraph" style:parent-style-name="Standard">
      <style:text-properties officeooo:rsid="000a3713" officeooo:paragraph-rsid="000a3713"/>
    </style:style>
    <style:style style:name="P5" style:family="paragraph" style:parent-style-name="Standard">
      <style:text-properties officeooo:paragraph-rsid="000a3713"/>
    </style:style>
    <style:style style:name="P6" style:family="paragraph" style:parent-style-name="Standard" style:master-page-name="Standard">
      <style:paragraph-properties style:page-number="auto"/>
      <style:text-properties officeooo:paragraph-rsid="0008058d"/>
    </style:style>
    <style:style style:name="T1" style:family="text">
      <style:text-properties fo:language="de" fo:country="CH"/>
    </style:style>
    <style:style style:name="T2" style:family="text">
      <style:text-properties fo:language="de" fo:country="CH" officeooo:rsid="00095a71"/>
    </style:style>
    <style:style style:name="T3" style:family="text">
      <style:text-properties fo:language="de" fo:country="CH" officeooo:rsid="000a3713"/>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officeooo:rsid="0008058d" style:font-weight-asian="bold"/>
    </style:style>
    <style:style style:name="T7" style:family="text">
      <style:text-properties fo:language="en" fo:country="US" fo:font-weight="bold" officeooo:rsid="000a3713" style:font-weight-asian="bold"/>
    </style:style>
    <style:style style:name="T8" style:family="text">
      <style:text-properties fo:language="en" fo:country="US" officeooo:rsid="000805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Hellastudio: </text:span><text:span text:style-name="T7">Neue Räume. </text:span><text:span text:style-name="T6">Jahresausstellung Architektur BFH</text:span></text:p>
      <text:p text:style-name="P1"/>
      <text:p text:style-name="P3"><text:span text:style-name="T4">((Overhead))</text:span></text:p>
      <text:p text:style-name="P3"><text:span text:style-name="T4">Hellastudio / </text:span><text:span text:style-name="T8">Berner Fachhochschule</text:span><text:span text:style-name="T4">:</text:span></text:p>
      <text:p text:style-name="P1"/>
      <text:p text:style-name="P3"><text:span text:style-name="T4">((Headline))</text:span></text:p>
      <text:p text:style-name="P3"><text:span text:style-name="T1">Für </text:span><text:span text:style-name="T2">die Berner Fachhochschule für Architektur die Jahresausstellung digital umgesetzt</text:span><text:span text:style-name="T1">.</text:span></text:p>
      <text:p text:style-name="P2"/>
      <text:p text:style-name="P3"><text:span text:style-name="T1">((Text))</text:span></text:p>
      <text:p text:style-name="P3"><text:span text:style-name="T1">Im Kalender des Fachbereichs Architektur </text:span><text:span text:style-name="T3">der Berner Fachhochschule</text:span><text:span text:style-name="T1"> gehört die Jahresausstellung zu den Höhepunkten. Für die Studierenden ist die Ausstellung ein willkommenes Fenster, in dem ausgewählte Projekt- und Abschlussarbeiten präsentiert werden. </text:span><text:span text:style-name="T3">Wegen Covid-19 wäre die Jahresausstellung 2021 beinahe ins Wasser gefallen. Hellastudio hat innert kurzer Zeit gemeinsam mit den Verantwortlichen der BFH ein Konzept für eine virtuelle Ausführung der Ausstellung entwickelt, designt, programmiert und umgesetzt. </text:span></text:p>
      <text:p text:style-name="P3"><text:span text:style-name="T3"/></text:p>
      <text:p text:style-name="P4"><text:span text:style-name="T1">Die virtuelle Ausstellung legt den Fokus auf die spielerisch an Navigationskarten erinnernden Erforschungsmöglichkeiten und die dennoch übersichtliche Präsentation der Inhalte. Selbstverständlich ist die Web-App fully responsive und auf Performance optimiert. </text:span></text:p>
      <text:p text:style-name="P4"><text:span text:style-name="T1"/></text:p>
      <text:p text:style-name="P5"><text:span text:style-name="T3">Während der offiziellen Ausstellungsdauer von zwei Wochen wird die App kontinuierlich mit Video-Mitschnitten von Podiumsgesprächen und weiteren Ereignissen erweitert. Danach wird sie in einem statischen Archiv-Format weiterhin für die Studierenden und die BFH als Referenz zugänglich bleiben. </text:span></text:p>
      <text:p text:style-name="P2"/>
      <text:p text:style-name="P3"><text:span text:style-name="T1">Verantwortlich bei </text:span><text:span text:style-name="T3">BFH</text:span><text:span text:style-name="T1">:</text:span></text:p>
      <text:p text:style-name="P2"/>
      <text:p text:style-name="P3"><text:span text:style-name="T1">Verantwortlich bei Hellastudio:</text:span></text:p>
      <text:p text:style-name="P2"/>
      <text:p text:style-name="P3"><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FNS Display" svg:font-family="'SFNS Display'"/>
    <style:font-face style:name="Droid Sans Devanagari1" svg:font-family="'Droid Sans Devanagari'" style:font-family-generic="swiss"/>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SFNS Display" fo:font-size="12pt" fo:language="de" fo:country="CH"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SFNS Display" fo:font-size="12pt" fo:language="de" fo:country="CH"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SFNS Display" fo:font-family="'SFNS Display'"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SFNS Display" fo:font-family="'SFNS Display'"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SFNS Display" fo:font-family="'SFNS Display'"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FNS Display" fo:font-family="'SFNS Display'"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2T12:32:32.904156216</meta:creation-date>
    <dc:date>2021-03-02T13:06:41.214872308</dc:date>
    <meta:editing-duration>PT1M47S</meta:editing-duration>
    <meta:editing-cycles>2</meta:editing-cycles>
    <meta:generator>LibreOffice/7.0.4.2$Linux_X86_64 LibreOffice_project/00$Build-2</meta:generator>
    <meta:document-statistic meta:table-count="0" meta:image-count="0" meta:object-count="0" meta:page-count="1" meta:paragraph-count="11" meta:word-count="161" meta:character-count="1333" meta:non-whitespace-character-count="1180"/>
  </office:meta>
</office:document-meta>
</file>